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fo:font-weight="bold"/>
    </style:style>
    <style:style style:name="P2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Arial" fo:font-size="16pt" style:font-size-asian="16pt" style:font-size-complex="16pt"/>
    </style:style>
    <style:style style:name="P5" style:family="paragraph" style:parent-style-name="Standard">
      <style:text-properties style:font-name="Arial"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fo:font-variant="normal" fo:text-transform="none" fo:color="#000000" style:font-name="Arial" fo:font-size="14pt" fo:letter-spacing="normal" fo:font-style="normal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variant="normal" fo:text-transform="none" fo:color="#000000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000000" style:font-name="Arial" fo:letter-spacing="normal" fo:font-style="normal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font-name="Arial" fo:font-size="12pt" fo:letter-spacing="normal" fo:font-style="italic" style:text-underline-style="none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font-variant="normal" fo:text-transform="none" fo:color="#000000" style:font-name="Arial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size-asian="16pt" style:font-weight-asian="bold" style:font-size-complex="16pt" style:font-weight-complex="bold"/>
    </style:style>
    <style:style style:name="T13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Universidade Federal da Fronteira Sul</text:p>
      <text:p text:style-name="P8">Aluno: Mateus Trebien</text:p>
      <text:p text:style-name="P8">Componente Curricular: Tópicos Especiais em Desenvolvimento Web</text:p>
      <text:p text:style-name="P8"/>
      <text:p text:style-name="P3">Projeto 1</text:p>
      <text:p text:style-name="P4"/>
      <text:p text:style-name="Standard"/>
      <text:p text:style-name="P2">Tema</text:p>
      <text:p text:style-name="P6"><text:tab/>O tema escolhido para o projeto trata-se de um site para controle do desempenho e da frequência escolar de seus alunos, além ainda de fornecer outras informações correlacionadas. </text:p>
      <text:p text:style-name="P6"/>
      <text:p text:style-name="P6"/>
      <text:p text:style-name="P2">Implementação</text:p>
      <text:p text:style-name="P6"><text:tab/>O projeto basicamente constitui-se efetivamente de duas páginas. A primeira abriga dois conteúdos diferentes. Um deles trata-se do login do usuário, onde o mesmo deve entrar com o número da matrícula e a senha do aluno. A outra opção de conteúdo da página é o formulário de cadastro, acionado ao clicar o botão “Faça seu Cadastro”, ainda no conteúdo anterior. Para esta primeira etapa do projeto, devido ao fato de não ser implementado a autenticação do usuário no banco de dados, basta acionar o botão de login que o usuário será direcionado à página de conteúdo principal automaticamente.</text:p>
      <text:p text:style-name="P6"/>
      <text:p text:style-name="P6"><text:tab/>A segunda e principal página trata-se da “Home”. Esta vai abrigar no cabeçalho da página um menu contendo cada uma das oito opções de conteúdo da página. Assim, a primeira aba, denominada “Home”, abriga uma visão geral da situação do aluno, com informações quanto a sua média global, frequência global e ainda contendo avisos quanto aos eventos do mês. A aba “Notas” por sua vez vai conter informações quanto a todas as notas do aluno nas avaliações de todas as oito matérias cursadas. </text:p>
      <text:p text:style-name="P6"/>
      <text:p text:style-name="P6"><text:tab/>A terceira aba (i.e., “Frequência”) informa a porcentagem de presença do aluno em cada uma das matérias cursadas. Em “Horários” estão disponíveis para consulta a grade de horários para cada dia da semana, informando a disciplina correspondente a cada horário. A aba ”Calendário” fornece a consulta ao calendário escolar do ano, informando as principais datas referente ao ano letivo. </text:p>
      <text:p text:style-name="P6"/>
      <text:p text:style-name="P6"><text:tab/>O sexto item do menu trata-se de um dropdown onde, em cada sub-item, pode-se encontrar informações pessoais e de contato sobre cada um dos professores do estudante. Já a aba “Contato” apresenta em tela um pequeno formulário, onde o usuário pode enviar mensagens à coordenação da escola. O item “Sobre”, ao ser clicado, abre uma pequena janela modal contendo informações quanto ao site “SchooLINE”. </text:p>
      <text:p text:style-name="P6"/>
      <text:p text:style-name="P6"><text:tab/>Por fim, a nona aba do menu trata-se da opção “Sair”, que, ao ser acionada com um clique, abre uma nova janela modal pedindo a confirmação do usuário em efetivar sua saída do site. <text:s text:c="4"/></text:p>
      <text:p text:style-name="P6"/>
      <text:p text:style-name="P2">Ferramentas: </text:p>
      <text:p text:style-name="P6"><text:tab/>Nesta etapa não foi implementada qualquer conexão com Banco de Dados. Foram implementadas as páginas HTML's com seus estilos CSS e comandos utilizando Javascript e Jquery. Para o projeto foi utilizado o framework Bootstrap. </text:p>
      <text:p text:style-name="Standard"/>
      <text:p text:style-name="P2"><text:soft-page-break/>Utilização de componentes Bootstrap:</text:p>
      <text:p text:style-name="P2"/>
      <text:p text:style-name="P2"><text:span text:style-name="T1">Jumbotron</text:span><text:span text:style-name="T2">: </text:span><text:span text:style-name="T8">é utilizado na página de login/cadastro, apresentando o nome(i.e., SchooLINE) e descrição do site.</text:span></text:p>
      <text:p text:style-name="P5"/>
      <text:p text:style-name="P2"><text:span text:style-name="T1">NavBar</text:span><text:span text:style-name="T2">: </text:span><text:span text:style-name="T8">componente utilizado para implementar o “menu” de conteúdo do site, abrigando em cada item do </text:span><text:span text:style-name="T9">NavBar</text:span><text:span text:style-name="T8"> a apresentação de um conteúdo diferente.</text:span></text:p>
      <text:p text:style-name="P5"/>
      <text:p text:style-name="P2"><text:span text:style-name="T1">Thumbnails</text:span><text:span text:style-name="T2">: </text:span><text:span text:style-name="T8">componente utilizado na section relativa aos professores, abrigando a tag com a imagem de cada um.</text:span></text:p>
      <text:p text:style-name="P5"/>
      <text:p text:style-name="P8">Alerts: <text:span text:style-name="T8">recurso empregado como primeiro elemento de conteúdo da </text:span><text:span text:style-name="T9">section</text:span><text:span text:style-name="T8"> “Home”. Exibe um aviso quanto ao desempenho geral do aluno, podendo-se modificar posteriormente a cor do alerta conforme este.</text:span></text:p>
      <text:p text:style-name="P11"/>
      <text:p text:style-name="P8"><text:bookmark text:name="glyphicons"/><text:span text:style-name="T3">Glyphicons: </text:span><text:span text:style-name="T4">utilizado em diversos elementos das </text:span><text:span text:style-name="T7">sections</text:span><text:span text:style-name="T4"> do site como nos itens do menu, na aba de notas, em modais e etc.</text:span></text:p>
      <text:p text:style-name="P5"/>
      <text:p text:style-name="P10">Dropdowns: <text:span text:style-name="T8">componente utilizado no menu NavBar para o item “Professores”, disponibilizando uma lista de links para o conteúdo referente a cada professor.</text:span></text:p>
      <text:p text:style-name="P2"/>
      <text:p text:style-name="P2">Page header: <text:span text:style-name="T8">utilizado na página de login/cadastro, nele é inserido o componente jumbotron.</text:span></text:p>
      <text:p text:style-name="P6"/>
      <text:p text:style-name="P2">Panels: <text:span text:style-name="T8">são utilizados principalmente na aba de conteúdo “Horários”. Cada elemento contém um horário que é utilizado juntamente com o componente </text:span><text:span text:style-name="T9">Collapse</text:span><text:span text:style-name="T8"> do Javascript para a exibição de cada horário e sua respectiva disciplina. </text:span></text:p>
      <text:p text:style-name="P2"/>
      <text:p text:style-name="P2">Utilização de recursos Javascript do Bootstrap:</text:p>
      <text:p text:style-name="P2"/>
      <text:p text:style-name="P2">Modals: <text:span text:style-name="T8">utilizado em algumas das sections como na aba “Sobre”, que abre um modal dando uma breve informação sobre o site. Também é utilizado no item “Sair” do menu </text:span><text:span text:style-name="T9">NavBar</text:span><text:span text:style-name="T8"> que, ao ser acionado, automaticamente abre uma janela modal solicitando ao usuário a confirmação para deixar o site.</text:span></text:p>
      <text:p text:style-name="P6"/>
      <text:p text:style-name="P2">Dropdowns: <text:span text:style-name="T8">utilizado em conjunto com o menu </text:span><text:span text:style-name="T9">NavBar</text:span><text:span text:style-name="T8"> para abrigar o item contendo a lista para acessar o conteúdo de cada professor.</text:span></text:p>
      <text:p text:style-name="P5"/>
      <text:p text:style-name="P2">Popovers: <text:span text:style-name="T8">recurso usado na section de conteúdo “Notas”. Em cada um dos elementos de tipo </text:span><text:span text:style-name="T9">Button</text:span><text:span text:style-name="T8"> ao ser posicionado o cursor, seja ele o mouse ou via tecla TAB, é aberto um </text:span><text:span text:style-name="T9">popover</text:span><text:span text:style-name="T8"> contendo a nota referente a prova sobre a qual o cursor foi posicionado.</text:span></text:p>
      <text:p text:style-name="P6"/>
      <text:p text:style-name="P6"><text:s text:c="4"/></text:p>
      <text:p text:style-name="P1"><text:span text:style-name="T12">Buttons: </text:span><text:span text:style-name="T8">utilizado o recurso </text:span><text:bookmark text:name="buttons-stateful"/><text:span text:style-name="T6">Stateful </text:span><text:span text:style-name="T5">nos botões “Entrar” e “Registrar” das páginas de </text:span><text:soft-page-break/><text:span text:style-name="T5">login e de cadastro respectivamente. No primeiro caso, ao clicar no botão “Entrar”, por um </text:span><text:span text:style-name="T5">pequeno intervalo de tempo o texto do botão passa a exibir “Entrando...”. No segundo caso ocorre a mesma situação, ao ser clicado, o texto do botão “Registrar” passa a exibir por um rápido intervalo de tempo a frase “Registrando...”.</text:span></text:p>
      <text:p text:style-name="P12"/>
      <text:p text:style-name="P1">Collapse: <text:span text:style-name="T8">usado nas seções de conteúdo “Horários” e “Professores”. Em ambas as páginas, os elementos do tipo </text:span><text:span text:style-name="T10">panel </text:span><text:span text:style-name="T8">ao serem clicados abrem um novo elemento abaixo deste último, exibindo um conteúdo referente ao informado no texto do “panel” respectivo. Ao ser clicado no </text:span><text:span text:style-name="T9">label</text:span><text:span text:style-name="T8"> pela primeira vez, o elemento é exibido logo abaixo. Ao segundo clique o elemento volta a ficar “escondido”. Na section de horários cada elemento </text:span><text:span text:style-name="T9">collapse</text:span><text:span text:style-name="T8"> vai exibir uma informação quanto à disciplina referente ao horário do </text:span><text:span text:style-name="T9">panel. </text:span><text:span text:style-name="T11">Já na</text:span></text:p>
      <text:p text:style-name="P1"><text:span text:style-name="T8">seção “Professores” o elemento </text:span><text:span text:style-name="T9">collapse </text:span><text:span text:style-name="T11">vai armazenar informação de contato referente a cada professor.</text:span></text:p>
      <text:p text:style-name="P7"/>
      <text:p text:style-name="P2"><text:span text:style-name="T13">Carousel: </text:span><text:span text:style-name="T11">recurso utlizado na section “Calendário”. O Carousel é utilizado para exibir cada um dos meses do calendário com suas respectivas datas importantes. O slideshow vai possuir uma imagem para cada um dos meses e irá percorrer cada uma por um intervalo de tempo, também podendo ser controlada através de setas laterais para a transição manual pelo usuário. </text:span></text:p>
      <text:p text:style-name="P6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eus </meta:initial-creator>
    <meta:creation-date>2017-05-14T21:16:54.55</meta:creation-date>
    <dc:date>2017-05-17T17:27:27.25</dc:date>
    <dc:creator>Mateus </dc:creator>
    <meta:editing-duration>PT3H47M19S</meta:editing-duration>
    <meta:editing-cycles>49</meta:editing-cycles>
    <meta:generator>OpenOffice/4.1.3$Win32 OpenOffice.org_project/413m1$Build-9783</meta:generator>
    <meta:document-statistic meta:table-count="0" meta:image-count="0" meta:object-count="0" meta:page-count="3" meta:paragraph-count="33" meta:word-count="943" meta:character-count="5923"/>
  </office:meta>
</office:document-meta>
</file>